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  <style:style style:name="T2" style:parent-style-name="Domyślnaczcionkaakapitu" style:family="text">
      <style:text-properties fo:language="pl" fo:country="PL" style:language-asian="pl" style:country-asian="PL"/>
    </style:style>
    <style:style style:name="P3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4" style:parent-style-name="Normalny" style:family="paragraph">
      <style:text-properties style:font-name-complex="Arial" fo:font-size="9pt" style:font-size-asian="9pt" style:font-size-complex="9pt"/>
    </style:style>
    <style:style style:name="P5" style:parent-style-name="Normalny" style:family="paragraph">
      <style:text-properties style:font-name-complex="Arial" fo:font-size="9pt" style:font-size-asian="9pt" style:font-size-complex="9pt"/>
    </style:style>
    <style:style style:name="P6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7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8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9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0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1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2" style:parent-style-name="Normalny" style:family="paragraph">
      <style:text-properties style:font-name-complex="Arial" fo:font-size="9pt" style:font-size-asian="9pt" style:font-size-complex="9pt"/>
    </style:style>
    <style:style style:name="P13" style:parent-style-name="Normalny" style:family="paragraph">
      <style:text-properties style:font-name-complex="Arial" fo:font-size="9pt" style:font-size-asian="9pt" style:font-size-complex="9pt"/>
    </style:style>
    <style:style style:name="T14" style:parent-style-name="Domyślnaczcionkaakapitu" style:family="text">
      <style:text-properties fo:language="pl" fo:country="PL" style:language-asian="pl" style:country-asian="PL"/>
    </style:style>
    <style:style style:name="P15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6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7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8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19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20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21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T22" style:parent-style-name="Domyślnaczcionkaakapitu" style:family="text">
      <style:text-properties fo:language="pl" fo:country="PL" style:language-asian="pl" style:country-asian="PL"/>
    </style:style>
    <style:style style:name="T23" style:parent-style-name="Domyślnaczcionkaakapitu" style:family="text">
      <style:text-properties fo:language="pl" fo:country="PL" style:language-asian="pl" style:country-asian="PL"/>
    </style:style>
    <style:style style:name="T24" style:parent-style-name="Domyślnaczcionkaakapitu" style:family="text">
      <style:text-properties fo:language="pl" fo:country="PL" style:language-asian="pl" style:country-asian="PL"/>
    </style:style>
    <style:style style:name="T25" style:parent-style-name="Domyślnaczcionkaakapitu" style:family="text">
      <style:text-properties fo:language="pl" fo:country="PL" style:language-asian="pl" style:country-asian="PL"/>
    </style:style>
    <style:style style:name="T26" style:parent-style-name="Domyślnaczcionkaakapitu" style:family="text">
      <style:text-properties fo:language="pl" fo:country="PL" style:language-asian="pl" style:country-asian="PL"/>
    </style:style>
    <style:style style:name="T27" style:parent-style-name="Domyślnaczcionkaakapitu" style:family="text">
      <style:text-properties fo:language="pl" fo:country="PL" style:language-asian="pl" style:country-asian="PL"/>
    </style:style>
    <style:style style:name="P28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29" style:parent-style-name="Normalny" style:family="paragraph">
      <style:text-properties style:font-name-complex="Arial" fo:color="#000000" fo:font-size="9pt" style:font-size-asian="9pt" style:font-size-complex="9pt"/>
    </style:style>
    <style:style style:name="P30" style:parent-style-name="Normalny" style:family="paragraph">
      <style:text-properties style:font-name-complex="Arial" fo:color="#000000" fo:font-size="9pt" style:font-size-asian="9pt" style:font-size-complex="9pt"/>
    </style:style>
    <style:style style:name="T31" style:parent-style-name="Domyślnaczcionkaakapitu" style:family="text">
      <style:text-properties fo:language="pl" fo:country="PL" style:language-asian="pl" style:country-asian="PL"/>
    </style:style>
    <style:style style:name="P32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33" style:parent-style-name="Normalny" style:family="paragraph">
      <style:text-properties style:font-name-complex="Arial" fo:font-size="9pt" style:font-size-asian="9pt" style:font-size-complex="9pt"/>
    </style:style>
    <style:style style:name="P34" style:parent-style-name="Normalny" style:family="paragraph">
      <style:text-properties style:font-name-complex="Arial" fo:font-size="9pt" style:font-size-asian="9pt" style:font-size-complex="9pt"/>
    </style:style>
    <style:style style:name="P35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36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37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38" style:parent-style-name="Normalny" style:family="paragraph">
      <style:text-properties style:font-name-complex="Arial" fo:font-size="9pt" style:font-size-asian="9pt" style:font-size-complex="9pt" fo:language="pl" fo:country="PL"/>
    </style:style>
    <style:style style:name="P39" style:parent-style-name="Normalny" style:family="paragraph">
      <style:text-properties style:font-name-complex="Arial" fo:font-size="9pt" style:font-size-asian="9pt" style:font-size-complex="9pt"/>
    </style:style>
    <style:style style:name="P40" style:parent-style-name="Normalny" style:family="paragraph">
      <style:text-properties style:font-name-complex="Arial" fo:font-size="9pt" style:font-size-asian="9pt" style:font-size-complex="9pt"/>
    </style:style>
    <style:style style:name="T41" style:parent-style-name="Domyślnaczcionkaakapitu" style:family="text">
      <style:text-properties fo:language="pl" fo:country="PL" style:language-asian="pl" style:country-asian="PL"/>
    </style:style>
    <style:style style:name="P42" style:parent-style-name="Normalny" style:family="paragraph">
      <style:text-properties style:font-name-complex="Arial" style:font-size-complex="10pt"/>
    </style:style>
    <style:style style:name="P43" style:parent-style-name="Normalny" style:family="paragraph">
      <style:text-properties style:font-name-complex="Arial" style:font-size-complex="10pt"/>
    </style:style>
    <style:style style:name="P44" style:parent-style-name="Normalny" style:family="paragraph">
      <style:text-properties style:font-name-complex="Arial" style:font-size-complex="10pt"/>
    </style:style>
    <style:style style:name="P45" style:parent-style-name="Normalny" style:family="paragraph">
      <style:text-properties style:font-name-complex="Arial" style:font-size-complex="10pt"/>
    </style:style>
    <style:style style:name="P46" style:parent-style-name="Normalny" style:family="paragraph">
      <style:text-properties style:font-name-complex="Arial" style:font-size-complex="10pt"/>
    </style:style>
    <style:style style:name="P47" style:parent-style-name="Normalny" style:family="paragraph">
      <style:text-properties style:font-name-complex="Arial" style:font-size-complex="10pt"/>
    </style:style>
    <style:style style:name="P48" style:parent-style-name="Normalny" style:family="paragraph">
      <style:text-properties style:font-name-complex="Arial" style:font-size-complex="10pt"/>
    </style:style>
    <style:style style:name="P49" style:parent-style-name="Normalny" style:family="paragraph">
      <style:text-properties style:font-name-complex="Arial" style:font-size-complex="10pt" fo:language="pl" fo:country="PL"/>
    </style:style>
    <style:style style:name="P50" style:parent-style-name="Normalny" style:family="paragraph">
      <style:text-properties style:font-name-complex="Arial" style:font-size-complex="10pt" fo:language="pl" fo:country="PL"/>
    </style:style>
    <style:style style:name="P51" style:parent-style-name="Normalny" style:family="paragraph">
      <style:text-properties style:font-name-complex="Arial" style:font-size-complex="10pt" fo:language="pl" fo:country="PL"/>
    </style:style>
    <style:style style:name="T52" style:parent-style-name="Domyślnaczcionkaakapitu" style:family="text">
      <style:text-properties style:font-name-complex="Arial" style:font-size-complex="10pt" fo:language="pl" fo:country="PL"/>
    </style:style>
    <style:style style:name="T53" style:parent-style-name="Domyślnaczcionkaakapitu" style:family="text">
      <style:text-properties style:font-name-complex="Arial" style:font-size-complex="10pt"/>
    </style:style>
    <style:style style:name="P54" style:parent-style-name="Normalny" style:family="paragraph">
      <style:text-properties style:font-name-complex="Arial" style:font-size-complex="10pt"/>
    </style:style>
    <style:style style:name="P55" style:parent-style-name="Normalny" style:family="paragraph">
      <style:text-properties style:font-name-complex="Arial" style:font-size-complex="10pt"/>
    </style:style>
    <style:style style:name="P56" style:parent-style-name="Normalny" style:family="paragraph">
      <style:text-properties style:font-name-complex="Arial"/>
    </style:style>
    <style:style style:name="P57" style:parent-style-name="Normalny" style:family="paragraph">
      <style:text-properties style:font-name-complex="Arial" style:font-size-complex="10pt" fo:language="pl" fo:country="PL"/>
    </style:style>
    <style:style style:name="T58" style:parent-style-name="Domyślnaczcionkaakapitu" style:family="text">
      <style:text-properties fo:language="pl" fo:country="PL" style:language-asian="pl" style:country-asian="PL"/>
    </style:style>
    <style:style style:family="graphic" style:name="a27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0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8" style:parent-style-name="Graphics">
      <style:graphic-properties fo:min-width="0.375in" fo:min-height="0.75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11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9" style:parent-style-name="Graphics">
      <style:graphic-properties fo:min-width="1.125in" fo:min-height="1.87431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13">
      <style:graphic-properties style:wrap="run-through" style:run-through="foreground" style:writing-mode="lr-tb" draw:fill="none" draw:stroke="solid" svg:stroke-width="0.01042in" svg:stroke-color="#000000" draw:marker-end="a1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5">
      <style:graphic-properties style:wrap="run-through" style:run-through="foreground" style:writing-mode="lr-tb" draw:fill="none" draw:stroke="solid" svg:stroke-width="0.01042in" svg:stroke-color="#000000" draw:marker-end="a14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run-through" style:run-through="foreground" style:writing-mode="lr-tb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0" style:parent-style-name="Graphics">
      <style:graphic-properties fo:min-width="0.375in" fo:min-height="0.87708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19">
      <style:graphic-properties style:wrap="run-through" style:run-through="foreground" style:writing-mode="lr-tb" draw:fill="none" draw:stroke="solid" svg:stroke-width="0.01042in" svg:stroke-color="#000000" draw:marker-end="a18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 style:parent-style-name="Graphics">
      <style:graphic-properties fo:min-width="1.375in" fo:min-height="2.63125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2">
      <style:graphic-properties style:writing-mode="lr-tb" draw:fill="none" draw:stroke="solid" svg:stroke-width="0.01042in" svg:stroke-color="#000000" svg:stroke-opacity="100%" draw:stroke-linejoin="miter"/>
      <style:paragraph-properties/>
    </style:style>
    <style:style style:family="graphic" style:name="a3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5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fo:min-width="0.375in" fo:min-height="0.975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7" style:parent-style-name="Graphics">
      <style:graphic-properties fo:min-width="0.875in" fo:min-height="2.59861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8">
      <style:graphic-properties style:writing-mode="lr-tb" draw:fill="none" draw:stroke="solid" svg:stroke-width="0.01042in" svg:stroke-color="#000000" svg:stroke-opacity="100%" draw:stroke-linejoin="miter"/>
      <style:paragraph-properties/>
    </style:style>
    <style:style style:family="graphic" style:name="a40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9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43">
      <style:graphic-properties style:wrap="run-through" style:run-through="foreground" style:writing-mode="lr-tb" draw:fill="none" draw:stroke="solid" svg:stroke-width="0.01042in" svg:stroke-color="#000000" draw:marker-start="a41" draw:marker-end="a4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0">
      <style:graphic-properties style:writing-mode="lr-tb" draw:fill="none" draw:stroke="solid" svg:stroke-width="0.01042in" svg:stroke-color="#000000" svg:stroke-opacity="100%" draw:stroke-linejoin="miter"/>
      <style:paragraph-properties/>
    </style:style>
    <style:style style:family="graphic" style:name="a31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2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3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34" style:parent-style-name="Graphics">
      <style:graphic-properties fo:min-width="2.5in" fo:min-height="2.625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35" style:parent-style-name="Graphics">
      <style:graphic-properties fo:min-width="0.375in" fo:min-height="0.75069in" fo:wrap-option="wrap" fo:padding-top="0.05in" fo:padding-bottom="0.05in" fo:padding-left="0.1in" fo:padding-right="0.1in" draw:textarea-vertical-align="top" style:writing-mode="lr-tb" draw:fill="none" draw:stroke="none" draw:auto-grow-width="false" draw:auto-grow-height="false"/>
      <style:paragraph-properties/>
    </style:style>
    <style:style style:family="graphic" style:name="a36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37">
      <style:graphic-properties style:writing-mode="lr-tb" draw:fill="none" draw:stroke="solid" svg:stroke-width="0.01042in" svg:stroke-color="#000000" svg:stroke-opacity="100%" draw:stroke-linejoin="miter"/>
      <style:paragraph-properties/>
    </style:style>
    <style:style style:family="graphic" style:name="a38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1">
      <style:graphic-properties style:wrap="run-through" style:run-through="foreground" style:writing-mode="lr-tb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iting-mode="lr-tb"/>
    </style:style>
    <style:style style:family="graphic" style:name="a22" style:parent-style-name="Graphics">
      <style:graphic-properties fo:min-width="0.375in" fo:min-height="0.87431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23" style:parent-style-name="Graphics">
      <style:graphic-properties fo:min-width="0.25in" fo:min-height="1.99653in" fo:wrap-option="wrap" fo:padding-top="0.05in" fo:padding-bottom="0.05in" fo:padding-left="0.1in" fo:padding-right="0.1in" draw:textarea-vertical-align="top" style:writing-mode="lr-tb" draw:fill="solid" draw:fill-color="#ffffff" draw:opacity="100%" draw:stroke="none" draw:auto-grow-width="false" draw:auto-grow-height="false"/>
      <style:paragraph-properties/>
    </style:style>
    <style:style style:family="graphic" style:name="a24">
      <style:graphic-properties style:writing-mode="lr-tb" draw:fill="none" draw:stroke="solid" svg:stroke-width="0.01042in" svg:stroke-color="#000000" svg:stroke-opacity="100%" draw:stroke-linejoin="miter"/>
      <style:paragraph-properties/>
    </style:style>
    <style:style style:family="graphic" style:name="a25">
      <style:graphic-properties style:writing-mode="lr-tb" draw:fill="none" draw:stroke="solid" svg:stroke-width="0.01042in" svg:stroke-color="#000000" svg:stroke-opacity="100%" draw:stroke-linejoin="round"/>
      <style:paragraph-properties/>
    </style:style>
    <style:style style:family="graphic" style:name="a26">
      <style:graphic-properties style:writing-mode="lr-tb" draw:fill="none" draw:stroke="solid" svg:stroke-width="0.01042in" svg:stroke-color="#000000" svg:stroke-opacity="100%" draw:stroke-linejoin="round"/>
      <style:paragraph-properties/>
    </style:style>
  </office:automatic-styles>
  <office:body>
    <office:text text:use-soft-page-breaks="true">
      <text:p text:style-name="P1"><text:span text:style-name="T2"><draw:g draw:z-index="251660288" draw:name="Group 55" draw:id="id5" draw:style-name="a5" text:anchor-type="paragraph"><svg:desc/><draw:frame draw:z-index="0" draw:id="id0" draw:style-name="a0" draw:name="Text Box 56" svg:x="1.20347in" svg:y="2.08333in" svg:width="0.87708in" svg:height="0.375in" style:rel-width="scale" style:rel-height="scale"><draw:text-box draw:chain-next-name="Text Box 56"><text:p text:style-name="P3">Walidator</text:p></draw:text-box><svg:desc/></draw:frame><draw:frame draw:z-index="0" draw:id="id1" draw:style-name="a1" draw:name="Text Box 57" svg:x="0.32639in" svg:y="2.33333in" svg:width="2.63125in" svg:height="1.375in" style:rel-width="scale" style:rel-height="scale"><draw:text-box draw:chain-next-name="Text Box 57"><text:p text:style-name="P4">-<text:s/>plansza : Plansza</text:p><text:p text:style-name="P5"/><text:p text:style-name="P6">+ sprawdzRuch(r i: int, c: int) : boolean</text:p><text:p text:style-name="P7">+ czyNarysowane() : boolean</text:p><text:p text:style-name="P8">+ czyWygrana() : boolean</text:p><text:p text:style-name="P9">- czyWygranaRzad(r : int) : boolean</text:p><text:p text:style-name="P10">- czyWygranaKol(c : int) : boolean</text:p><text:p text:style-name="P11">- czyWygranaPrzekatna() : boolean</text:p><text:p text:style-name="P12">-<text:s/>czyWygranaSkos() : boolean</text:p><text:p text:style-name="P13"/></draw:text-box><svg:desc/></draw:frame><draw:custom-shape svg:x="0.32639in" svg:y="2.08333in" svg:width="2.63125in" svg:height="1.75in" draw:z-index="0" draw:id="id2" draw:style-name="a2" draw:name="Rectangle 58"><svg:desc/><draw:enhanced-geometry draw:type="non-primitive" svg:viewBox="0 0 21600 21600" draw:enhanced-path="M 0 0 L 21600 0 21600 21600 0 21600 Z N"/></draw:custom-shape><draw:custom-shape svg:x="0.32639in" svg:y="2.33333in" svg:width="2.63125in" svg:height="0.00069in" draw:z-index="0" draw:id="id3" draw:style-name="a3" draw:name="Line 59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32639in" svg:y="2.58333in" svg:width="2.63125in" svg:height="0.00069in" draw:z-index="0" draw:id="id4" draw:style-name="a4" draw:name="Line 60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draw:g></text:span><text:span text:style-name="T14"><draw:g draw:z-index="251658240" draw:name="Group 42" draw:id="id11" draw:style-name="a11" text:anchor-type="paragraph"><svg:desc/><draw:frame draw:z-index="0" draw:id="id6" draw:style-name="a6" draw:name="Text Box 43" svg:x="4.68264in" svg:y="2.33333in" svg:width="0.975in" svg:height="0.375in" style:rel-width="scale" style:rel-height="scale"><draw:text-box draw:chain-next-name="Text Box 43"><text:p text:style-name="P15">Gracz</text:p></draw:text-box><svg:desc/></draw:frame><draw:frame draw:z-index="0" draw:id="id7" draw:style-name="a7" draw:name="Text Box 44" svg:x="3.70833in" svg:y="2.58333in" svg:width="2.59861in" svg:height="0.875in" style:rel-width="scale" style:rel-height="scale"><draw:text-box draw:chain-next-name="Text Box 44"><text:p text:style-name="P16">- mojZnak : char</text:p><text:p text:style-name="P17"><text:s/></text:p><text:p text:style-name="P18"/><text:p text:style-name="P19">+ pobierzZnak() : char</text:p><text:p text:style-name="P20">+ zrobRuch(plansza<text:s/>:<text:s/>Plansza) : void</text:p><text:p text:style-name="P21"><text:s/></text:p></draw:text-box><svg:desc/></draw:frame><draw:custom-shape svg:x="3.70833in" svg:y="2.33333in" svg:width="2.43681in" svg:height="1.125in" draw:z-index="0" draw:id="id8" draw:style-name="a8" draw:name="Rectangle 45"><svg:desc/><draw:enhanced-geometry draw:type="non-primitive" svg:viewBox="0 0 21600 21600" draw:enhanced-path="M 0 0 L 21600 0 21600 21600 0 21600 Z N"/></draw:custom-shape><draw:custom-shape svg:x="3.70833in" svg:y="2.58333in" svg:width="2.43681in" svg:height="0.00069in" draw:z-index="0" draw:id="id9" draw:style-name="a9" draw:name="Line 46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3.70833in" svg:y="2.95833in" svg:width="2.43681in" svg:height="0.00069in" draw:z-index="0" draw:id="id10" draw:style-name="a10" draw:name="Line 47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draw:g></text:span><text:span text:style-name="T22"><draw:custom-shape svg:x="3.83333in" svg:y="3.45833in" svg:width="0.625in" svg:height="1.25in" draw:z-index="251667456" draw:id="id12" draw:style-name="a13" draw:name="Line 77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23"><draw:custom-shape svg:x="3.20903in" svg:y="1.83333in" svg:width="0.25in" svg:height="2.875in" draw:z-index="251666432" draw:id="id13" draw:style-name="a15" draw:name="Line 76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24"><draw:custom-shape svg:x="4.20833in" svg:y="1.83333in" svg:width="0.125in" svg:height="0.5in" draw:z-index="251665408" draw:id="id14" draw:style-name="a17" draw:name="Line 75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25"><draw:custom-shape svg:x="2.45833in" svg:y="1.58333in" svg:width="0.75069in" svg:height="0.5in" draw:z-index="251664384" draw:id="id15" draw:style-name="a19" draw:name="Line 74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horizontal="true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26"><draw:custom-shape svg:x="2.33333in" svg:y="0.95833in" svg:width="0.87569in" svg:height="0.5in" draw:z-index="251663360" draw:id="id16" draw:style-name="a21" draw:name="Line 73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span><text:span text:style-name="T27"><draw:g draw:z-index="251662336" draw:name="Group 67" draw:id="id22" draw:style-name="a27" text:anchor-type="paragraph"><svg:desc/><draw:frame draw:z-index="0" draw:id="id17" draw:style-name="a22" draw:name="Text Box 68" svg:x="1.20833in" svg:y="0.45833in" svg:width="0.87431in" svg:height="0.375in" style:rel-width="scale" style:rel-height="scale"><draw:text-box draw:chain-next-name="Text Box 68"><text:p text:style-name="P28">Start</text:p></draw:text-box><svg:desc/></draw:frame><draw:frame draw:z-index="0" draw:id="id18" draw:style-name="a23" draw:name="Text Box 69" svg:x="0.45833in" svg:y="0.83333in" svg:width="1.99653in" svg:height="0.25in" style:rel-width="scale" style:rel-height="scale"><draw:text-box draw:chain-next-name="Text Box 69"><text:p text:style-name="P29">+ main(arg[] : String</text:p><text:p text:style-name="P30"><text:s/></text:p></draw:text-box><svg:desc/></draw:frame><draw:custom-shape svg:x="0.45833in" svg:y="0.45833in" svg:width="1.875in" svg:height="0.75in" draw:z-index="0" draw:id="id19" draw:style-name="a24" draw:name="Rectangle 70"><svg:desc/><draw:enhanced-geometry draw:type="non-primitive" svg:viewBox="0 0 21600 21600" draw:enhanced-path="M 0 0 L 21600 0 21600 21600 0 21600 Z N"/></draw:custom-shape><draw:custom-shape svg:x="0.45833in" svg:y="0.70833in" svg:width="1.875in" svg:height="0.00069in" draw:z-index="0" draw:id="id20" draw:style-name="a25" draw:name="Line 71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0.45833in" svg:y="0.83333in" svg:width="1.87431in" svg:height="0.00069in" draw:z-index="0" draw:id="id21" draw:style-name="a26" draw:name="Line 72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draw:g></text:span><text:span text:style-name="T31"><draw:g draw:z-index="251661312" draw:name="Group 61" draw:id="id28" draw:style-name="a33" text:anchor-type="paragraph"><svg:desc/><draw:frame draw:z-index="0" draw:id="id23" draw:style-name="a28" draw:name="Text Box 62" svg:x="3.95903in" svg:y="0.33333in" svg:width="0.75in" svg:height="0.375in" style:rel-width="scale" style:rel-height="scale"><draw:text-box draw:chain-next-name="Text Box 62"><text:p text:style-name="P32">Gra</text:p></draw:text-box><svg:desc/></draw:frame><draw:frame draw:z-index="0" draw:id="id24" draw:style-name="a29" draw:name="Text Box 63" svg:x="3.20903in" svg:y="0.58333in" svg:width="1.87431in" svg:height="1.125in" style:rel-width="scale" style:rel-height="scale"><draw:text-box draw:chain-next-name="Text Box 63"><text:p text:style-name="P33">-<text:s/>plansza : Plansza</text:p><text:p text:style-name="P34">-<text:s/>walidator : Walidator</text:p><text:p text:style-name="P35">- gracz1 : Gracz</text:p><text:p text:style-name="P36">-<text:s/>gracz2 : Gracz</text:p><text:p text:style-name="P37"/><text:p text:style-name="P38">+ graj () : void</text:p><text:p text:style-name="P39">- zmianaGraczy() : void</text:p><text:p text:style-name="P40"/></draw:text-box><svg:desc/></draw:frame><draw:custom-shape svg:x="3.20903in" svg:y="0.33333in" svg:width="1.87431in" svg:height="1.5in" draw:z-index="0" draw:id="id25" draw:style-name="a30" draw:name="Rectangle 64"><svg:desc/><draw:enhanced-geometry draw:type="non-primitive" svg:viewBox="0 0 21600 21600" draw:enhanced-path="M 0 0 L 21600 0 21600 21600 0 21600 Z N"/></draw:custom-shape><draw:custom-shape svg:x="3.20903in" svg:y="0.58333in" svg:width="1.875in" svg:height="0.00069in" draw:z-index="0" draw:id="id26" draw:style-name="a31" draw:name="Line 65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3.20903in" svg:y="1.33333in" svg:width="1.87083in" svg:height="0.00069in" draw:z-index="0" draw:id="id27" draw:style-name="a32" draw:name="Line 66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draw:g></text:span><text:span text:style-name="T41"><draw:g draw:z-index="251659264" draw:name="Group 48" draw:id="id35" draw:style-name="a40" text:anchor-type="paragraph"><svg:desc/><draw:frame draw:z-index="0" draw:id="id29" draw:style-name="a34" draw:name="Text Box 49" svg:x="1.70764in" svg:y="4.95833in" svg:width="2.625in" svg:height="2.5in" style:rel-width="scale" style:rel-height="scale"><draw:text-box draw:chain-next-name="Text Box 49"><text:p text:style-name="P42">-<text:s/>mojaPlansza[ ] [ ] : char</text:p><text:p text:style-name="P43">-<text:s/>walidator<text:s/>:<text:s/>Walidator</text:p><text:p text:style-name="P44">-<text:s/>ROZMIAR<text:s/>: static final int</text:p><text:p text:style-name="P45">-<text:s/>WOLNE<text:s/>static final <text:s/>char</text:p><text:p text:style-name="P46"/><text:p text:style-name="P47">+<text:s/>ustawWalidator (wal<text:s/>:<text:s/>Walidator)</text:p><text:p text:style-name="P48">+<text:s/>wypiszSiatke() : void</text:p><text:p text:style-name="P49">+ pobierzZnakNaSiatke(r : int, c : int)</text:p><text:p text:style-name="P50">+ czyWolnePola() : boolean</text:p><text:p text:style-name="P51">+ umiescZnak(r : int, c : int, t : char)</text:p><text:p text:style-name="Normalny"><text:span text:style-name="T52"><text:s text:c="22"/></text:span><text:span text:style-name="T53">: boolean</text:span></text:p><text:p text:style-name="P54">+<text:s/>wolnePole(r : int, c : int) : boolean</text:p><text:p text:style-name="P55">+<text:s/>pobierzRozmiar() : int</text:p><text:p text:style-name="P56"><text:s/></text:p></draw:text-box><svg:desc/></draw:frame><draw:g draw:z-index="0" draw:name="Group 50" draw:id="id34" draw:style-name="a39"><svg:desc/><draw:frame draw:z-index="0" draw:id="id30" draw:style-name="a35" draw:name="Text Box 51" svg:x="2.58333in" svg:y="4.70833in" svg:width="0.75069in" svg:height="0.375in" style:rel-width="scale" style:rel-height="scale"><draw:text-box draw:chain-next-name="Text Box 51"><text:p text:style-name="P57">Plansza</text:p></draw:text-box><svg:desc/></draw:frame><draw:custom-shape svg:x="1.58333in" svg:y="5.70833in" svg:width="2.875in" svg:height="0.00069in" draw:z-index="0" draw:id="id31" draw:style-name="a36" draw:name="Line 52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draw:custom-shape svg:x="1.58333in" svg:y="4.70833in" svg:width="2.875in" svg:height="2.5in" draw:z-index="0" draw:id="id32" draw:style-name="a37" draw:name="Rectangle 53"><svg:desc/><draw:enhanced-geometry draw:type="non-primitive" svg:viewBox="0 0 21600 21600" draw:enhanced-path="M 0 0 L 21600 0 21600 21600 0 21600 Z N"/></draw:custom-shape><draw:custom-shape svg:x="1.58333in" svg:y="4.95833in" svg:width="2.87292in" svg:height="0.00069in" draw:z-index="0" draw:id="id33" draw:style-name="a38" draw:name="Line 54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draw:g></draw:g></text:span><text:span text:style-name="T58"><draw:custom-shape svg:x="2.20833in" svg:y="3.83333in" svg:width="0.25in" svg:height="0.875in" draw:z-index="251668480" draw:id="id36" draw:style-name="a43" draw:name="Line 78" text:anchor-type="paragraph"><svg:desc/><draw:enhanced-geometry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><draw:equation draw:name="f0" draw:formula="left"/><draw:equation draw:name="f1" draw:formula="right"/><draw:equation draw:name="f2" draw:formula="top"/><draw:equation draw:name="f3" draw:formula="bottom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in" fo:line-height="100%"/>
      <style:text-properties style:font-name="Arial" style:font-name-asian="Times New Roman" style:font-name-complex="Times New Roman" fo:font-size="10pt" style:font-size-asian="10pt" style:font-size-complex="12pt" fo:language="en" fo:country="GB"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6" svg:viewBox="0 0 20 30" svg:d="m10 0-10 30h20z"/>
    <draw:marker draw:name="a18" svg:viewBox="0 0 20 30" svg:d="m10 0-10 30h20z"/>
    <draw:marker draw:name="a12" svg:viewBox="0 0 20 30" svg:d="m10 0-10 30h20z"/>
    <draw:marker draw:name="a41" svg:viewBox="0 0 20 30" svg:d="m10 0-10 30h20z"/>
    <draw:marker draw:name="a42" svg:viewBox="0 0 20 30" svg:d="m10 0-10 30h20z"/>
    <draw:marker draw:name="a14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zej</meta:initial-creator>
    <dc:creator>Andrzej</dc:creator>
    <meta:creation-date>2014-10-27T22:13:00Z</meta:creation-date>
    <dc:date>2014-10-27T22:25:00Z</dc:date>
    <meta:template xlink:href="Normal" xlink:type="simple"/>
    <meta:editing-cycles>5</meta:editing-cycles>
    <meta:editing-duration>PT660S</meta:editing-duration>
    <meta:document-statistic meta:page-count="1" meta:paragraph-count="1" meta:word-count="1" meta:character-count="11" meta:row-count="1" meta:non-whitespace-character-count="11"/>
  </office:meta>
</office:document-meta>
</file>